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iemio raduj się </text:span><text:span text:style-name="T1">Pana chwal.</text:span><text:span text:style-name="T1"><text:line-break/></text:span><text:span text:style-name="T1">Chwałę Jego w krąg głoś</text:span><text:span text:style-name="T1"><text:line-break/></text:span><text:span text:style-name="T1">w świecie całym.</text:span><text:span text:style-name="T1"><text:line-break/></text:span><text:span text:style-name="T1">Mów jak wielkie są,</text:span><text:span text:style-name="T1"><text:line-break/></text:span><text:span text:style-name="T1">dzieła Jego rąk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ielka jest Twa moc,</text:span><text:span text:style-name="T1"><text:line-break/></text:span><text:span text:style-name="T1">o Boże nasz.</text:span><text:span text:style-name="T1"><text:line-break/></text:span><text:span text:style-name="T1">Tyś Najwyższy</text:span><text:span text:style-name="T1"><text:line-break/></text:span><text:span text:style-name="T1">Pan wszechświata,</text:span><text:span text:style-name="T1"><text:line-break/></text:span><text:span text:style-name="T1">Wróg u Twoich padnie stóp.</text:span><text:span text:style-name="T1"><text:line-break/></text:span><text:span text:style-name="T1">Moc i wielkość Twą rozgłasza</text:span><text:span text:style-name="T1"><text:line-break/></text:span><text:span text:style-name="T1">Całej ziemi, nieba chó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3T17:41:13</meta:creation-date>
    <dc:creator>Rafał Talacha</dc:creator>
    <dc:date>2009-02-01T21:48:40</dc:date>
    <dc:language>pl-PL</dc:language>
    <meta:editing-cycles>5</meta:editing-cycles>
    <meta:editing-duration>PT3M23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